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bda41" officeooo:paragraph-rsid="001bda41" style:font-size-asian="12.25pt" style:font-size-complex="14pt"/>
    </style:style>
    <style:style style:name="P2" style:family="paragraph" style:parent-style-name="Standard">
      <style:paragraph-properties fo:text-align="center" style:justify-single-word="false"/>
      <style:text-properties fo:font-size="14pt" officeooo:rsid="001cf739" officeooo:paragraph-rsid="001cf739" style:font-size-asian="12.25pt" style:font-size-complex="14pt"/>
    </style:style>
    <style:style style:name="P3" style:family="paragraph" style:parent-style-name="Standard">
      <style:paragraph-properties fo:text-align="center" style:justify-single-word="false"/>
      <style:text-properties fo:font-size="14pt" officeooo:rsid="001e2430" officeooo:paragraph-rsid="001e2430" style:font-size-asian="12.25pt" style:font-size-complex="14pt"/>
    </style:style>
    <style:style style:name="P4" style:family="paragraph" style:parent-style-name="Standard">
      <style:paragraph-properties fo:text-align="center" style:justify-single-word="false"/>
      <style:text-properties fo:font-size="14pt" officeooo:rsid="0020d2c8" officeooo:paragraph-rsid="0020d2c8" style:font-size-asian="12.25pt" style:font-size-complex="14pt"/>
    </style:style>
    <style:style style:name="P5" style:family="paragraph" style:parent-style-name="Standard">
      <style:paragraph-properties fo:text-align="center" style:justify-single-word="false"/>
      <style:text-properties fo:font-size="14pt" officeooo:rsid="00223b9b" officeooo:paragraph-rsid="00223b9b" style:font-size-asian="12.25pt" style:font-size-complex="14pt"/>
    </style:style>
    <style:style style:name="P6" style:family="paragraph" style:parent-style-name="Standard">
      <style:paragraph-properties fo:text-align="center" style:justify-single-word="false"/>
      <style:text-properties fo:font-size="14pt" officeooo:rsid="0024d127" officeooo:paragraph-rsid="0024d127" style:font-size-asian="12.25pt" style:font-size-complex="14pt"/>
    </style:style>
    <style:style style:name="P7" style:family="paragraph" style:parent-style-name="Standard">
      <style:paragraph-properties fo:text-align="center" style:justify-single-word="false"/>
      <style:text-properties fo:font-size="14pt" fo:font-weight="bold" officeooo:rsid="00223b9b" officeooo:paragraph-rsid="00223b9b"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1bda41" officeooo:paragraph-rsid="001bda41" style:font-size-asian="12.25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27f52f" officeooo:paragraph-rsid="0027f52f" style:font-size-asian="12.25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normal" officeooo:rsid="0027f52f" officeooo:paragraph-rsid="0027f52f" style:font-size-asian="12.25pt" style:font-weight-asian="normal" style:font-size-complex="14pt" style:font-weight-complex="normal"/>
    </style:style>
    <style:style style:name="P11" style:family="paragraph" style:parent-style-name="Standard">
      <style:paragraph-properties fo:text-align="center" style:justify-single-word="false"/>
      <style:text-properties fo:font-size="14pt" fo:font-weight="normal" officeooo:rsid="00287474" officeooo:paragraph-rsid="00287474" style:font-size-asian="12.25pt" style:font-weight-asian="normal" style:font-size-complex="14pt" style:font-weight-complex="normal"/>
    </style:style>
    <style:style style:name="P12" style:family="paragraph" style:parent-style-name="Standard">
      <style:paragraph-properties fo:text-align="center" style:justify-single-word="false"/>
      <style:text-properties fo:font-size="14pt" fo:font-weight="normal" officeooo:rsid="002a03cd" officeooo:paragraph-rsid="002a03cd" style:font-size-asian="12.25pt" style:font-weight-asian="normal" style:font-size-complex="14pt" style:font-weight-complex="normal"/>
    </style:style>
    <style:style style:name="P13" style:family="paragraph" style:parent-style-name="Standard">
      <style:paragraph-properties fo:text-align="center" style:justify-single-word="false"/>
      <style:text-properties fo:font-size="14pt" fo:font-weight="normal" officeooo:rsid="002ad0d0" officeooo:paragraph-rsid="002ad0d0" style:font-size-asian="12.25pt" style:font-weight-asian="normal" style:font-size-complex="14pt" style:font-weight-complex="normal"/>
    </style:style>
    <style:style style:name="P14" style:family="paragraph" style:parent-style-name="Standard">
      <style:paragraph-properties fo:text-align="center" style:justify-single-word="false"/>
      <style:text-properties fo:font-size="14pt" fo:font-weight="normal" officeooo:rsid="002cbdf5" officeooo:paragraph-rsid="002cbdf5"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font-size="14pt" fo:font-style="italic" fo:font-weight="normal" officeooo:rsid="002a03cd" officeooo:paragraph-rsid="002a03cd" style:font-size-asian="12.25pt" style:font-style-asian="italic" style:font-weight-asian="normal" style:font-size-complex="14pt" style:font-style-complex="italic" style:font-weight-complex="normal"/>
    </style:style>
    <style:style style:name="T1" style:family="text">
      <style:text-properties officeooo:rsid="002016da"/>
    </style:style>
    <style:style style:name="T2" style:family="text">
      <style:text-properties officeooo:rsid="0020d2c8"/>
    </style:style>
    <style:style style:name="T3" style:family="text">
      <style:text-properties fo:background-color="#ffff00" loext:char-shading-value="0"/>
    </style:style>
    <style:style style:name="T4" style:family="text">
      <style:text-properties officeooo:rsid="002334c5"/>
    </style:style>
    <style:style style:name="T5" style:family="text">
      <style:text-properties officeooo:rsid="0024a636"/>
    </style:style>
    <style:style style:name="T6" style:family="text">
      <style:text-properties officeooo:rsid="00267dd6"/>
    </style:style>
    <style:style style:name="T7" style:family="text">
      <style:text-properties officeooo:rsid="002cc91e"/>
    </style:style>
    <style:style style:name="T8" style:family="text">
      <style:text-properties officeooo:rsid="002da5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 France une nouvelle place dans le monde</text:p>
      <text:p text:style-name="P1"/>
      <text:p text:style-name="P1">Visite officielle en 66 de De Gaulle au cambodge, pendant la guerre du vietnam:</text:p>
      <text:p text:style-name="P1"/>
      <text:p text:style-name="P8">Pourquoi De Galle va en visite pendant la guerre du vietnam ?</text:p>
      <text:p text:style-name="P1"/>
      <text:p text:style-name="P2">Il y va pour renouer les liens avec les colonies et pour faire un discours pour prendre ses distance avec les États-unis et les demander d’arrêter la guerre du vietnam.</text:p>
      <text:p text:style-name="P3">Dans ce monde de la guerre froide De Gaulle a une position singulière, <text:span text:style-name="T1">et il veut montrer au monde que la </text:span><text:span text:style-name="T2">F</text:span><text:span text:style-name="T1">rance est de retour.</text:span></text:p>
      <text:p text:style-name="P4">C’est la guerre d’Algérie qui à permis à la France de prendre cette position.</text:p>
      <text:p text:style-name="P4"/>
      <text:p text:style-name="P7">Comment la France va-t-elle redefinir son role dans le monde entre 1945 et <text:span text:style-name="T3">1974</text:span> <text:s/><text:span text:style-name="T4">(arrivé au pouvoir de valérie </text:span><text:span text:style-name="T5">giscard d’éstain</text:span><text:span text:style-name="T4">, premier président non guauliste) </text:span>?</text:p>
      <text:p text:style-name="P5"/>
      <text:p text:style-name="P6">De 45 à 70 la France va retrouver un role internationale en s’adaptant au boulversement du monde.</text:p>
      <text:p text:style-name="P6">Avant d’accepter la décolonisation et donc la <text:s/>perte de son empire, la France va mener deux guerre colonial en indo-chine(46-54) et la guerre d’Algérie(54-62), la guerre d’indo-chine sera à l’origine de la fin de la quatrième république et la fin du régime avec un retour du général de gaulle, ce retour va marquer un changement profond dans les institution et surtou la France va vouloir retrouver sa grandeur passé.</text:p>
      <text:p text:style-name="P6">De Gaulle va affirmer l’indépendance de la position de la France dans le monde, il va affirmer une voie singulière, il s’investit dans l’otan mais avec des spécificité et il va surtout poursuivre la participation à la construction européenne. <text:span text:style-name="T6">Dans le projet européen de gaulle a une voie singulière, il est pour l’europe des nation, il n’est pas pour l’europe fédérale.</text:span></text:p>
      <text:p text:style-name="P6"/>
      <text:p text:style-name="P9">I. La quatrième république face a de nouveaux défis de 46 à 58</text:p>
      <text:p text:style-name="P9"/>
      <text:p text:style-name="P10">12 ans 24 gouvernement.</text:p>
      <text:p text:style-name="P10">C’est le pouvoir législative qui a le plus de pouvoir.</text:p>
      <text:p text:style-name="P11">Cette quatrième république elle va devoir relever de nombreux défis.</text:p>
      <text:p text:style-name="P11">Premier défis: reconstruire la France.</text:p>
      <text:p text:style-name="P11">Deuxième défis: décolonisation</text:p>
      <text:p text:style-name="P11">Toisième défis: s’engager dans la construction européenne</text:p>
      <text:p text:style-name="P11"/>
      <text:p text:style-name="P15">A. Une nouvelle république</text:p>
      <text:p text:style-name="P12"/>
      <text:p text:style-name="P13">C’est une naissance qui est difficile parcequ’il fallait d’abord rétablir l’ordre en France.</text:p>
      <text:p text:style-name="P14">Le gouvernement provisoir de la république française (gprf) va ce charger de remettre l’ordre en france (c’est de gualle qui est en charge).</text:p>
      <text:p text:style-name="P14"><text:soft-page-break/>Il var y avoir de nombreuse élections organiser où les femmes vont participer (elles ont eu le droit de vote en 1944). <text:span text:style-name="T7">De Gaulle va trés rapidement quitter le pouvoir parceque le projet de la nouvelle constitution ne lo convien pas parcequ’il pense que le pouvoir écecutif devrait être plus important que le pouvoir législative.</text:span></text:p>
      <text:p text:style-name="P9"/>
      <text:p text:style-name="P9"/>
      <text:p text:style-name="P5"/>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10:04:34.471387412</meta:creation-date>
    <meta:generator>LibreOffice/7.5.0.3$Linux_X86_64 LibreOffice_project/50$Build-3</meta:generator>
    <dc:date>2023-02-15T14:24:50.589192738</dc:date>
    <meta:editing-duration>PT4H20M7S</meta:editing-duration>
    <meta:editing-cycles>17</meta:editing-cycles>
    <meta:document-statistic meta:table-count="0" meta:image-count="0" meta:object-count="0" meta:page-count="2" meta:paragraph-count="21" meta:word-count="423" meta:character-count="2518" meta:non-whitespace-character-count="2114"/>
  </office:meta>
</office:document-meta>
</file>